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ahoma" svg:font-family="Tahoma, sans-serif"/>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30%" fo:text-align="justify" style:justify-single-word="false">
        <style:tab-stops>
          <style:tab-stop style:position="16.909cm"/>
        </style:tab-stops>
      </style:paragraph-properties>
      <style:text-properties style:font-name="Tahoma1" fo:font-size="8pt" style:font-size-asian="8pt" style:font-size-complex="8pt"/>
    </style:style>
    <style:style style:name="P2" style:family="paragraph" style:parent-style-name="Text_20_body">
      <style:paragraph-properties fo:line-height="130%" fo:text-align="center" style:justify-single-word="false"/>
      <style:text-properties style:font-name="Tahoma1" fo:font-size="8pt" style:font-size-asian="8pt" style:font-size-complex="8pt"/>
    </style:style>
    <style:style style:name="P3" style:family="paragraph" style:parent-style-name="Text_20_body">
      <style:paragraph-properties fo:line-height="130%" fo:text-align="justify" style:justify-single-word="false">
        <style:tab-stops>
          <style:tab-stop style:position="16.909cm"/>
        </style:tab-stops>
      </style:paragraph-properties>
      <style:text-properties style:font-name="Tahoma1" fo:font-size="8pt" fo:language="es" fo:country="ES" fo:font-weight="bold" style:font-size-asian="8pt" style:font-weight-asian="bold" style:font-size-complex="8pt" style:font-weight-complex="bold"/>
    </style:style>
    <style:style style:name="P4" style:family="paragraph" style:parent-style-name="Text_20_body">
      <style:paragraph-properties fo:line-height="130%" fo:text-align="center" style:justify-single-word="false"/>
      <style:text-properties style:font-name="Tahoma1" fo:font-size="8pt" fo:language="es" fo:country="MX" fo:font-weight="bold" style:font-size-asian="8pt" style:font-size-complex="8pt"/>
    </style:style>
    <style:style style:name="P5" style:family="paragraph" style:parent-style-name="Text_20_body">
      <style:paragraph-properties fo:line-height="130%" fo:text-align="justify" style:justify-single-word="false">
        <style:tab-stops>
          <style:tab-stop style:position="16.933cm"/>
        </style:tab-stops>
      </style:paragraph-properties>
    </style:style>
    <style:style style:name="P6" style:family="paragraph" style:parent-style-name="Text_20_body">
      <style:paragraph-properties fo:line-height="130%" fo:text-align="justify" style:justify-single-word="false">
        <style:tab-stops>
          <style:tab-stop style:position="16.933cm"/>
        </style:tab-stops>
      </style:paragraph-properties>
      <style:text-properties style:use-window-font-color="true" style:font-name="Tahoma1" fo:font-size="8pt" fo:language="es" fo:country="ES" fo:font-weight="normal" style:font-size-asian="8pt" style:font-weight-asian="normal" style:font-size-complex="8pt" style:font-weight-complex="normal"/>
    </style:style>
    <style:style style:name="P7" style:family="paragraph" style:parent-style-name="Text_20_body">
      <style:paragraph-properties fo:line-height="130%" fo:text-align="justify" style:justify-single-word="false">
        <style:tab-stops>
          <style:tab-stop style:position="16.981cm"/>
        </style:tab-stops>
      </style:paragraph-properties>
      <style:text-properties style:use-window-font-color="true" style:text-line-through-style="none" style:font-name="Tahoma1" fo:font-size="8pt" fo:language="es" fo:country="ES" fo:font-style="normal" style:text-underline-style="none" fo:font-weight="bold" fo:background-color="transparent" style:font-size-asian="8pt" style:font-style-asian="normal" style:font-weight-asian="bold" style:font-size-complex="8pt" style:font-style-complex="normal" style:font-weight-complex="bold"/>
    </style:style>
    <style:style style:name="P8" style:family="paragraph" style:parent-style-name="Text_20_body">
      <style:paragraph-properties fo:line-height="130%" fo:text-align="justify" style:justify-single-word="false">
        <style:tab-stops>
          <style:tab-stop style:position="16.958cm"/>
        </style:tab-stops>
      </style:paragraph-properties>
      <style:text-properties style:use-window-font-color="true" style:text-line-through-style="none" style:font-name="Tahoma1" fo:font-size="8pt" fo:language="es" fo:country="ES" fo:font-style="normal" style:text-underline-style="none" fo:font-weight="bold" fo:background-color="transparent" style:font-size-asian="8pt" style:font-style-asian="normal" style:font-weight-asian="bold" style:font-size-complex="8pt" style:font-style-complex="normal" style:font-weight-complex="bold"/>
    </style:style>
    <style:style style:name="P9" style:family="paragraph" style:parent-style-name="Text_20_body">
      <style:paragraph-properties fo:line-height="130%" fo:text-align="end" style:justify-single-word="false" fo:background-color="transparent">
        <style:background-image/>
      </style:paragraph-properties>
      <style:text-properties style:font-name="Tahoma1" fo:font-size="8pt" style:font-size-asian="8pt" style:font-size-complex="8pt"/>
    </style:style>
    <style:style style:name="P10" style:family="paragraph" style:parent-style-name="Text_20_body">
      <style:paragraph-properties fo:line-height="130%" fo:text-align="end" style:justify-single-word="false" fo:background-color="transparent">
        <style:background-image/>
      </style:paragraph-properties>
      <style:text-properties fo:color="#000000" style:font-name="Tahoma1" fo:font-size="8pt" style:font-size-asian="8pt" style:font-size-complex="8pt"/>
    </style:style>
    <style:style style:name="T1" style:family="text">
      <style:text-properties fo:color="#0000ff" fo:language="es" fo:country="ES"/>
    </style:style>
    <style:style style:name="T2" style:family="text">
      <style:text-properties fo:color="#0000ff" fo:language="es" fo:country="ES" fo:font-weight="bold"/>
    </style:style>
    <style:style style:name="T3" style:family="text">
      <style:text-properties fo:color="#0000ff" fo:language="es" fo:country="ES" fo:font-weight="bold" style:font-weight-asian="bold" style:font-weight-complex="bold"/>
    </style:style>
    <style:style style:name="T4" style:family="text">
      <style:text-properties fo:color="#0000ff" fo:language="es" fo:country="ES" fo:font-weight="normal" style:font-weight-asian="normal" style:font-weight-complex="normal"/>
    </style:style>
    <style:style style:name="T5" style:family="text">
      <style:text-properties style:use-window-font-color="true" style:text-line-through-style="none" fo:language="es" fo:country="ES" fo:font-style="normal" style:text-underline-style="none" fo:font-weight="bold" fo:background-color="transparent" style:font-style-asian="normal" style:font-weight-asian="normal" style:font-style-complex="normal" style:font-weight-complex="normal"/>
    </style:style>
    <style:style style:name="T6" style:family="text">
      <style:text-properties style:use-window-font-color="true" style:text-line-through-style="none" style:font-name="Tahoma1" fo:font-size="8pt" fo:language="es" fo:country="ES" fo:font-style="normal" style:text-underline-style="none" fo:font-weight="bold" fo:background-color="transparent" style:font-size-asian="8pt" style:font-style-asian="normal" style:font-weight-asian="bold" style:font-size-complex="8pt" style:font-style-complex="normal" style:font-weight-complex="bold"/>
    </style:style>
    <style:style style:name="T7" style:family="text">
      <style:text-properties style:use-window-font-color="true" style:text-line-through-style="none" style:font-name="Tahoma1" fo:font-size="8pt" fo:language="es" fo:country="E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8" style:family="text">
      <style:text-properties style:use-window-font-color="true" style:text-line-through-style="solid" style:text-line-through-type="double" fo:language="es" fo:country="ES" fo:font-style="normal" style:text-underline-style="none" fo:font-weight="normal" fo:background-color="transparent" style:font-style-asian="normal" style:font-weight-asian="normal" style:font-style-complex="normal" style:font-weight-complex="normal"/>
    </style:style>
    <style:style style:name="T9" style:family="text">
      <style:text-properties style:use-window-font-color="true" style:text-line-through-style="solid" style:text-line-through-type="double" fo:font-style="normal" style:text-underline-style="none" fo:font-weight="normal" fo:background-color="transparent" style:font-style-asian="normal" style:font-weight-asian="normal" style:font-style-complex="normal" style:font-weight-complex="normal"/>
    </style:style>
    <style:style style:name="T10" style:family="text">
      <style:text-properties style:use-window-font-color="true" style:text-line-through-style="solid" style:text-line-through-type="double" style:font-name="Tahoma1" fo:font-size="8pt" fo:language="es" fo:country="E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11" style:family="text">
      <style:text-properties style:text-line-through-style="solid" style:text-line-through-type="double" fo:font-style="normal" style:text-underline-style="none" fo:background-color="transparent" style:font-style-asian="normal" style:font-style-complex="normal"/>
    </style:style>
    <style:style style:name="T12" style:family="text">
      <style:text-properties style:text-line-through-style="solid" style:text-line-through-type="double" fo:font-weight="normal" style:font-weight-asian="normal" style:font-weight-complex="normal"/>
    </style:style>
    <style:style style:name="T13" style:family="text">
      <style:text-properties fo:language="es" fo:country="ES"/>
    </style:style>
    <style:style style:name="T14" style:family="text">
      <style:text-properties fo:language="es" fo:country="ES" fo:font-weight="bold" style:font-weight-asian="bold" style:font-weight-complex="bold"/>
    </style:style>
    <style:style style:name="T15" style:family="text">
      <style:text-properties fo:language="es" fo:country="ES" fo:font-weight="normal" style:font-weight-asian="normal" style:font-weight-complex="normal"/>
    </style:style>
    <style:style style:name="T16" style:family="text">
      <style:text-properties fo:font-size="9pt" fo:language="es" fo:country="ES" fo:font-weight="bold" style:font-size-asian="9pt" style:font-size-complex="9pt"/>
    </style:style>
    <style:style style:name="T17" style:family="text">
      <style:text-properties fo:font-size="9pt" fo:language="es" fo:country="MX" fo:font-weight="bold" style:font-size-asian="9pt" style:font-size-complex="9pt"/>
    </style:style>
    <style:style style:name="T18" style:family="text">
      <style:text-properties style:font-name="Tahoma1" fo:font-size="8pt" style:font-size-asian="8pt" style:font-size-complex="8pt"/>
    </style:style>
    <style:style style:name="T19" style:family="text">
      <style:text-properties style:font-name="Tahoma1" fo:font-size="8pt" fo:language="es" fo:country="MX" fo:font-weight="bold" style:font-size-asian="8pt" style:font-size-complex="8pt"/>
    </style:style>
    <style:style style:name="T20" style:family="text">
      <style:text-properties style:font-name="Tahoma1" fo:font-size="8pt" fo:language="es" fo:country="MX" fo:font-weight="bold" style:font-size-asian="8pt" style:font-weight-asian="bold" style:font-size-complex="8pt" style:font-weight-complex="bold"/>
    </style:style>
    <style:style style:name="T21" style:family="text">
      <style:text-properties style:font-name="Tahoma1" fo:font-size="8pt" fo:language="es" fo:country="MX" fo:font-weight="normal" style:font-size-asian="8pt" style:font-weight-asian="normal" style:font-size-complex="8pt" style:font-weight-complex="normal"/>
    </style:style>
    <style:style style:name="T22" style:family="text">
      <style:text-properties style:font-name="Tahoma1" fo:font-size="8pt" fo:language="es" fo:country="ES" style:font-size-asian="8pt" style:font-size-complex="8pt"/>
    </style:style>
    <style:style style:name="T23" style:family="text">
      <style:text-properties style:font-name="Tahoma1" fo:font-size="8pt" fo:language="es" fo:country="ES" fo:font-weight="bold" style:font-size-asian="8pt" style:font-size-complex="8pt"/>
    </style:style>
    <style:style style:name="T24" style:family="text">
      <style:text-properties style:font-name="Tahoma1" fo:font-size="8pt" fo:language="es" fo:country="ES" fo:font-weight="bold" style:font-size-asian="8pt" style:font-weight-asian="bold" style:font-size-complex="8pt" style:font-weight-complex="bold"/>
    </style:style>
    <style:style style:name="T25" style:family="text">
      <style:text-properties style:font-name="Tahoma1" fo:font-size="8pt" fo:language="es" fo:country="ES" fo:font-weight="normal" style:font-size-asian="8pt" style:font-weight-asian="normal" style:font-size-complex="8pt" style:font-weight-complex="normal"/>
    </style:style>
    <style:style style:name="T26" style:family="text">
      <style:text-properties style:font-name="Tahoma1" fo:font-size="8pt" fo:font-weight="bold" style:font-size-asian="8pt" style:font-weight-asian="bold" style:font-size-complex="8pt" style:font-weight-complex="bold"/>
    </style:style>
    <style:style style:name="T27" style:family="text">
      <style:text-properties style:font-name="Tahoma1" fo:font-size="8pt" fo:font-weight="normal" style:font-size-asian="8pt" style:font-weight-asian="normal" style:font-size-complex="8pt" style:font-weight-complex="normal"/>
    </style:style>
    <style:style style:name="T28" style:family="text">
      <style:text-properties style:font-name="Tahoma" fo:font-size="8pt" fo:language="es" fo:country="ES" fo:font-weight="normal" style:font-weight-asian="normal" style:font-weight-complex="normal"/>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color="#000000" fo:language="es" fo:country="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3">[onshow.nom_notario] – Notario de Lima</text:span></text:p>
      <text:p text:style-name="P9"><text:span text:style-name="T31">Expediente: [onshow.num_escritura] <text:s text:c="9"/>. Instrumento: [onshow.num_kardex]</text:span><text:span text:style-name="T5"><text:line-break/></text:span></text:p>
      <text:p text:style-name="P4">ACTA DE PROTOCOLIZACIÓN DE LA SUCESIÓN INTESTADA DE: [onshow.nom_causante]</text:p>
      <text:p text:style-name="P2"><text:span text:style-name="T17">SOLICITADA POR: </text:span><text:span text:style-name="T16">[onshow.nombre_solicitantes]</text:span></text:p>
      <text:p text:style-name="P5"><text:span text:style-name="T21">INTRODUCCIÓN:</text:span><text:span text:style-name="T27"> </text:span><text:span text:style-name="T21">EN LA CIUDAD DE LIMA, CAPITAL DE LA REPUBLICA DEL PERU, A LOS </text:span><text:span text:style-name="T25"><text:s/></text:span><text:span text:style-name="T6">[onshow.fec_letras]</text:span><text:span text:style-name="T7"> ,</text:span><text:span text:style-name="T25"> </text:span><text:span text:style-name="T6">[onshow.nom_notario]</text:span><text:span text:style-name="T25">, CON OFICIO NOTARIAL EN <text:s/></text:span><text:span text:style-name="T24">[onshow.direc_notario]</text:span><text:span text:style-name="T25"> DISTRITO DE </text:span><text:span text:style-name="T24">[onshow.distrito_notario]</text:span><text:span text:style-name="T28">; DANDO CUMPLIMIENTO A LO DISPUESTO POR LA LEY 26662, LEY DE COMPETENCIA NOTARIAL EN ASUNTOS NO CONTENCIOSOS, Y EN MÉRITO DE LA SOLICITUD PRESENTADA POR</text:span><text:span text:style-name="T15"> </text:span><text:span text:style-name="T25">: <text:s/></text:span><text:span text:style-name="T24">[onshow.nombre_solicitantes] </text:span><text:span text:style-name="T23"><text:s/></text:span><text:span text:style-name="T25">EN CALIDAD DE <text:s text:c="28"/>DEL(LA) CAUSANTE, </text:span><text:span text:style-name="T24">[onshow.nom_causante]</text:span><text:span text:style-name="T25"> Y HABIENDO TRANSCURRIDO EL PLAZO SEÑALADO POR LA LEY SIN MEDIAR OPOSICIÓN, PROCEDO A ASENTAR LA PRESENTE ACTA EN MI REGISTRO DE ASUNTOS NO CONTENCIOSOS, CON LO QUE PROTOCOLIZO LOS ACTUADOS EN LA PRESENTE SUCECIÓN INTESTADA Y, EN MÉRITO A LOS SIGUIENTES INSTRUMENTOS : </text:span><text:span text:style-name="T10"><text:tab/></text:span><text:span text:style-name="T22"> </text:span></text:p>
      <text:p text:style-name="P6"><text:span text:style-name="T29">PRIMERO: ACTA DE DEFUNCIÓN DE LA CAUSANTE:</text:span> CON LA COPIA CERTIFICADA DEL ACTA DE DEFUNCIÓN CON CÓDIGO DE BARRAS NÚMERO <text:s text:c="36"/>, CORRESPONDIENTE AL AÑO <text:span text:style-name="T29">DOS MIL TRECE, </text:span>EXPEDIDA POR EL REGISTRO NACIONAL DE IDENTIFICACIÓN Y ESTADO CIVIL – RENIEC, SE HA ACREDITADO QUE DON(ÑA) <text:span text:style-name="T29">[onshow.nom_causante] </text:span>FALLECIÓ EN ESTA CAPITAL EL DÍA <text:s text:c="34"/>. <text:span text:style-name="T11"><text:tab/></text:span></text:p>
      <text:p text:style-name="P7">SEGUNDO: CERTIFICACIONES REGISTRALES: <text:span text:style-name="T30">DE LA CERTIFICACIÓN REGISTRAL EXPEDIDA CON FECHA <text:s text:c="21"/>POR LA OFICINA REGISTRAL DE LIMA, SE HA ACREDITADO QUE NO EXISTE TESTAMENTO INSCRITO Y DE LA CERTIFICACIÓN REGISTRAL EXPEDIDA CON FECHA <text:s text:c="23"/>POR LA OFICINA REGISTRAL DE LIMA, SE HA ACREDITADO QUE NO EXISTE OTRO PROCESO DE SUCESIÓN INTESTADA EN EL LUGAR QUE SE HA INDICADO, QUE FUE EL ÚLTIMO DOMICILIO DEL(LA) CAUSANTE. </text:span><text:span text:style-name="T12"><text:tab/></text:span></text:p>
      <text:p text:style-name="P8">TERCERO: ACREDITACIÓN DE LA COCACIÓN HEREDITARIA: <text:span text:style-name="T30">SEGÚN LA COPIA CERTIFICADA DE LA PARTIDA DE NACIMIENTO CORRESPONDIENTE A <text:s text:c="37"/>CON CÓDIGO DE BARRAS NÚMERO <text:s text:c="30"/>EXPEDIDA POR EL REGISTRO NACIONAL DE IDENTIFICACIÓN Y ESTADO CIVIL – RENIEC; SE HA ACREDITADO LA VOCACIÓN HEREDITARIA DEL SOLICITANTE. </text:span><text:span text:style-name="T12"><text:tab/></text:span></text:p>
      <text:p text:style-name="P3">CUARTO: NOTIFICACIONES: <text:span text:style-name="T30">CON LOS CARGOS FIRMADOS SE ACREDITA QUE SE HAN EFECTUADO LAS NOTIFICACIONES NOTARIALES A LOS PRESUNTOS HEREDEROS. </text:span><text:span text:style-name="T9"><text:tab/></text:span></text:p>
      <text:p text:style-name="P3">QUINTO: ANOTACIONES PREVENTIVAS: <text:span text:style-name="T30">CON LA CONSTANCIA DE LA OFICINA REGISTRAL DE LIMA Y CALLAO SE ACREDITA QUE SE HA EFECTUADO LA ANOTACIÓN PREVENTIVA DE LA SUCECIÓN INTESTADA DE DON(ÑA) </text:span>[onshow.nom_causante] <text:span text:style-name="T30">EN LA PARTIDA ELECTRÓNICA NÚMERO <text:s text:c="22"/>DEL REGISTRO DE SUCESIÓN INTESTADA DE LIMA. </text:span><text:span text:style-name="T9"><text:tab/></text:span></text:p>
      <text:p text:style-name="P3">SEXTO: PUBLICACIONES: <text:span text:style-name="T30">CON LAS PUBLICACIONES PRESENTADAS SE ACREDITA QUE SE HAN EFECTUADO LAS MISMAS EN EL DIARIO OFICIAL EL PERUANO Y EN EL DIARIO <text:s text:c="39"/>EL DÍA <text:s text:c="29"/>; QUE DESDE LA FECHA DE LA ÚLTIMA PUBLICACIÓN, HA TRANSCURRIDO TIEMPO SUFICIENTE SIN QUE SE HUBIERA FORMULADO OPOSICIÓN ALGUNA CONTRA EL PRESENTE TRÁMITE O CONTRA LA VOCACIÓN HEREDITARIA DE LOS SOLICITANTES. POR LO QUE EN CUMPLIMIENTO CON LO DISPUESTO EN EL ARTÍCULO CUADRAGÉSIMO TERCERO DE LA LEY 26662, CONCORDANTE CON EL ARTÍCULO OCHOCIENTOS DIECISEIS DEL CÓDIGO CIVIL, </text:span>DECLARO<text:span text:style-name="T30"> COMO HEREDERO(S) DE DON(ÑA) </text:span>[onshow.nom_causante] <text:span text:style-name="T30">FALLECIDO INTESTADO EL <text:s text:c="29"/>EN ESTA CAPITAL, DONDE TUVO SU ÚLTIMO DOMICILIO, A SU(S) HIJO(S): <text:s/></text:span>[onshow.nombre_solicitantes]. <text:span text:style-name="T9"><text:tab/></text:span></text:p>
      <text:p text:style-name="P1"><text:span text:style-name="T13">PROCEDIENDO A AGREGAR LO ACTUADO AL FINAL DEL TOMO RESPECTIVO DE MI REGISTRO, DE LO QUE DOY FE. DEJO CONSTANCIA QUE EL PRESENTE INSTRUMENTO SE INICIA EN LA FOJA DE PAPEL NOTARIAL SERIE B N° </text:span><text:span text:style-name="T14">[onshow.folioini] </text:span><text:span text:style-name="T15">Y CONCLUYE EN LA FOJA DE PAPEL NOTARIAL SERIE B N° </text:span><text:span text:style-name="T14">[onshow.foliofin] </text:span><text:span text:style-name="T15">VUELTA DE MI REGISTRO DE ASUNTOS NO CONTENCIOSOS CORRESPONDIENTE AL AÑO 2013. </text:span><text:span text:style-name="T8"><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ahoma" svg:font-family="Tahoma, sans-serif"/>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0-18T10:23:26.87</meta:creation-date>
    <meta:editing-duration>PT7H17M36S</meta:editing-duration>
    <meta:editing-cycles>10</meta:editing-cycles>
    <meta:generator>OpenOffice.org/3.3$Win32 OpenOffice.org_project/330m20$Build-9567</meta:generator>
    <dc:date>2013-10-21T15:36:35.73</dc:date>
    <dc:creator>aa aa</dc:creator>
    <meta:document-statistic meta:table-count="0" meta:image-count="0" meta:object-count="0" meta:page-count="1" meta:paragraph-count="12" meta:word-count="507" meta:character-count="3773"/>
  </office:meta>
</office:document-meta>
</file>